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aleable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More on practical assignments</text:span></text:p>
            <text:p/>
            <text:p><text:span text:style-name="T2">CS7NS1/CS4400</text:span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2"/></text:p>
            <text:p><text:span text:style-name="T3"><text:a xlink:href="https://github.com/sftcd/cs7ns1/" xlink:type="simple">https://github.com/sftcd/cs7ns1/</text:a></text:span></text:p>
            <text:p><text:span text:style-name="T4">Note: PRs for repo are welcome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urse numbers</text:p>
              </text:list-item>
              <text:list-item>
                <text:p><text:span text:style-name="T5">Practical#3</text:span></text:p>
              </text:list-item>
              <text:list-item>
                <text:p><text:span text:style-name="T5">Practical#4</text:span></text:p>
              </text:list-item>
              <text:list-item>
                <text:p><text:span text:style-name="T5">Teams/plans for practical#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urse Numbers (20180927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CD student DB (SITS): 149 students </text:p>
                <text:list>
                  <text:list-item>
                    <text:p>CS7NS1: 95 Students</text:p>
                  </text:list-item>
                  <text:list-item>
                    <text:p>CS4400: 54 Students</text:p>
                  </text:list-item>
                </text:list>
              </text:list-item>
              <text:list-item>
                <text:p text:style-name="P2">No longer doing module, replied to my 20180925 mail: 11</text:p>
              </text:list-item>
              <text:list-item>
                <text:p>Rosetta Hub:</text:p>
                <text:list>
                  <text:list-item>
                    <text:p>Registrations uploaded: 175</text:p>
                  </text:list-item>
                  <text:list-item>
                    <text:p>Accounts created: 137</text:p>
                  </text:list-item>
                  <text:list-item>
                    <text:p>Registrations never touched: 37</text:p>
                  </text:list-item>
                  <text:list-item>
                    <text:p>AWS Budget &gt;= $100: 87</text:p>
                  </text:list-item>
                  <text:list-item>
                    <text:p>Budget consumed: 1@$19.97, 5@$3-$5, 8@$1-£3, rest &lt;$1</text:p>
                  </text:list-item>
                  <text:list-item>
                    <text:p>Problems notified to me (and then to RH/AWS): ~1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itty Numbers (20180926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bmitty:</text:p>
                <text:list>
                  <text:list-item>
                    <text:p>“Live” students: 161</text:p>
                  </text:list-item>
                </text:list>
              </text:list-item>
              <text:list-item>
                <text:p>Assignment#2: 126 all 15/15</text:p>
              </text:list-item>
              <text:list-item>
                <text:p>Practical#3: 24 </text:p>
                <text:list>
                  <text:list-item>
                    <text:p>21 1000/1000 – one zero, two in-between (which is fine)</text:p>
                    <text:list>
                      <text:list-item>
                        <text:p>Zero marks? Check formatting! Check marks it gives you! (few seconds delay)</text:p>
                      </text:list-item>
                    </text:list>
                  </text:list-item>
                  <text:list-item>
                    <text:p>Average: 677.67 / 1000 (68%)</text:p>
                  </text:list-item>
                  <text:list-item>
                    <text:p>Standard Deviation: 460.07 </text:p>
                  </text:list-item>
                  <text:list-item>
                    <text:p>First 1000/1000 was &lt;2 hours after assignment set – good job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signment#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really just a “Hello World” assignment</text:p>
              </text:list-item>
              <text:list-item>
                <text:p>It requires you to have setup your RH a/c and be able to spin up an instance in EC2</text:p>
                <text:list>
                  <text:list-item>
                    <text:p>If you cannot or won’t do that you <text:span text:style-name="T6">will</text:span> have problems later</text:p>
                  </text:list-item>
                </text:list>
              </text:list-item>
              <text:list-item>
                <text:p><text:span text:style-name="T6">Remember</text:span>: this module is 100% coursework there is <text:span text:style-name="T6">only</text:span> the supplemental exam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WS Cred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sclaimer: I don’t know how rosettahub and AWS are integrated</text:p>
                <text:list>
                  <text:list-item>
                    <text:p>There do seem to be wrinkles</text:p>
                  </text:list-item>
                </text:list>
              </text:list-item>
              <text:list-item>
                <text:p>You should be fine with $5 budget for this week</text:p>
              </text:list-item>
              <text:list-item>
                <text:p>We will want to sort your $100 out before by next week though</text:p>
              </text:list-item>
              <text:list-item>
                <text:p>Later today, I’ll be getting back in touch with RH and AWS to get try get this sorted out</text:p>
                <text:list>
                  <text:list-item>
                    <text:p>If you find a self-service way to fix it – let me k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#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ease don’t tell others the shortcut – you’re not helping them, you’d be harming them</text:p>
                <text:list>
                  <text:list-item>
                    <text:p>Figuring out the shortcut yourself is a large part of the point of the assignment</text:p>
                  </text:list-item>
                </text:list>
              </text:list-item>
              <text:list-item>
                <text:p>You’ll benefit in later assignments if you figure this out yourself</text:p>
                <text:list>
                  <text:list-item>
                    <text:p>You’ll very likely suffer in later assignments if someone just tells you how to get 1000/1000 </text:p>
                  </text:list-item>
                </text:list>
              </text:list-item>
              <text:list-item>
                <text:p>There are zero “late” days allowed for submission</text:p>
                <text:list>
                  <text:list-item>
                    <text:p>Because we need to move on to practical#4 </text:p>
                  </text:list-item>
                </text:list>
              </text:list-item>
              <text:list-item>
                <text:p>If you recover less thatn 1000 passwords then submit those!</text:p>
                <text:list>
                  <text:list-item>
                    <text:p>Even if it’s just a few – it shows you’re trying</text:p>
                  </text:list-item>
                  <text:list-item>
                    <text:p>If many folks are trying but not getting 1000/1000 I may send a hint</text:p>
                    <text:list>
                      <text:list-item>
                        <text:p>That is not currently the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#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ared to practical#3: this’ll be more of the same but with varying password kinds and varying hash algorithms</text:p>
                <text:list>
                  <text:list-item>
                    <text:p>No single shortcut</text:p>
                  </text:list-item>
                </text:list>
              </text:list-item>
              <text:list-item>
                <text:p>Still benchmarking the numbers to use, will have a 1 or 2 week deadline depending on benchmarking</text:p>
              </text:list-item>
              <text:list-item>
                <text:p>This practical could just about be done manually, but it’ll be close to the limit of what’s sensible manually</text:p>
                <text:list>
                  <text:list-item>
                    <text:p>IOW – you’ll want to write scripts/code</text:p>
                  </text:list-item>
                </text:list>
              </text:list-item>
              <text:list-item>
                <text:p>You will likely want to use a GPU inst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ux/Scripts/Cod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 students seem to neverhave had the fun of playing with Linux/bash etc., </text:p>
                <text:list>
                  <text:list-item>
                    <text:p>How many?</text:p>
                  </text:list-item>
                </text:list>
              </text:list-item>
              <text:list-item>
                <text:p>I’m happy to run through some material on that today if useful</text:p>
                <text:list>
                  <text:list-item>
                    <text:p><text:a xlink:href="https://down.dsg.cs.tcd.ie/cs2014/examples/shell/README.html" xlink:type="simple">https://down.dsg.cs.tcd.ie/cs2014/examples/shell/README.html</text:a></text:p>
                  </text:list-item>
                  <text:list-item>
                    <text:p>If so, suggest we take a 5/10 min break to let those who don’t want/need that depart at the end of this session then do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H/AWS GPU insta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actical#4 description will include a HOWTO get started with GPUs</text:p>
              </text:list-item>
              <text:list-item>
                <text:p><text:span text:style-name="T6">DO NOT LEAVE INSTANCES RUNNING!</text:span></text:p>
                <text:list>
                  <text:list-item>
                    <text:p><text:span text:style-name="T5">Your budget will be quickly consum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7">Practical#5: </text:span>still a work-in-pro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eams of 4, randomly selected, from both cohorts, from the set of students who have submitted something to submitty by the date I run the team selection code</text:p>
              </text:list-item>
              <text:list-item>
                <text:p>Students who have not completed any submitty assignment successfully won’t be assigned to any team initially</text:p>
              </text:list-item>
              <text:list-item>
                <text:p>If you’ve never submitted any practical assignment, you’ll need to get in touch with me and explain why before you’ll be assigned to a team </text:p>
                <text:list>
                  <text:list-item>
                    <text:p>=&gt; delay, confusion, less time to complete assignment</text:p>
                  </text:list-item>
                  <text:list-item>
                    <text:p>You’ll then end up in a team who apparently don’t do assignments very promptly which may not get you an optimal outcome</text:p>
                  </text:list-item>
                </text:list>
              </text:list-item>
              <text:list-item>
                <text:p>This is a team assignment – work as a team, use the resources available together, figure out what skills you each have</text:p>
                <text:list>
                  <text:list-item>
                    <text:p>Suggest once team assigned, you arrange to meet and make a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tions <text:span text:style-name="T6">NEEDE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lete assignment#2 on submitty</text:p>
                <text:list>
                  <text:list-item>
                    <text:p>Requires you to have RH account setup</text:p>
                  </text:list-item>
                  <text:list-item>
                    <text:p>Even though deadline past, submissions are allowed up to 4 days late (you get &lt;15 marks, but not interestingly less)</text:p>
                  </text:list-item>
                </text:list>
              </text:list-item>
              <text:list-item>
                <text:p>Get your AWS budget sorted</text:p>
                <text:list>
                  <text:list-item>
                    <text:p>You will likely need the $100 for practicals 4 and 5</text:p>
                  </text:list-item>
                </text:list>
              </text:list-item>
              <text:list-item>
                <text:p>Do practical#3 on time</text:p>
                <text:list>
                  <text:list-item>
                    <text:p>Submit what you have, whenever you get something</text:p>
                    <text:list>
                      <text:list-item>
                        <text:p>You can submit up to 100 times for practical#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6:42:27.551587220</meta:creation-date>
    <dc:date>2018-09-27T12:53:22.148860615</dc:date>
    <meta:editing-duration>PT7H7M57S</meta:editing-duration>
    <meta:editing-cycles>200</meta:editing-cycles>
    <meta:generator>LibreOffice/6.0.6.2$Linux_X86_64 LibreOffice_project/00m0$Build-2</meta:generator>
    <meta:document-statistic meta:object-count="73"/>
  </office:meta>
</office:document-meta>
</file>